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0.64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DejaVu Sans" style:font-name-complex="DejaVu Sans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atecreated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</text:p>
          </table:table-cell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3" office:value-type="string" calcext:value-type="string">
            <text:p>Setstate on pageload</text:p>
          </table:table-cell>
          <table:table-cell table:style-name="ce3" office:value-type="string" calcext:value-type="string">
            <text:p>can’t do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3" office:value-type="string" calcext:value-type="string">
            <text:p>Todo list excel</text:p>
          </table:table-cell>
          <table:table-cell table:style-name="ce3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4" office:value-type="string" calcext:value-type="string">
            <text:p>Vs code debug</text:p>
          </table:table-cell>
          <table:table-cell table:style-name="ce4" office:value-type="string" calcext:value-type="string">
            <text:p>coudn’t do for express</text:p>
          </table:table-cell>
          <table:table-cell office:value-type="string" calcext:value-type="string">
            <text:p>par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5" office:value-type="string" calcext:value-type="string">
            <text:p>File upload to GitHub</text:p>
          </table:table-cell>
          <table:table-cell table:style-name="ce5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office:value-type="string" calcext:value-type="string">
            <text:p>find a way to call common functions from util.js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office:value-type="string" calcext:value-type="string">
            <text:p>show cascade message separately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link users / unlink users in a separate pag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show all linked account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unlink each accoun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Get Profile button &gt;&gt; remove &gt;&gt; call api on page loa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5" table:display-filter-buttons="true" table:orientation="column">
          <table:filter>
            <table:filter-and>
              <table:filter-condition table:field-number="2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09:42:13.369895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0:54:36.085964430</meta:creation-date>
    <dc:date>2021-10-11T16:58:49.288992868</dc:date>
    <meta:editing-duration>PT11H17M27S</meta:editing-duration>
    <meta:editing-cycles>9</meta:editing-cycles>
    <meta:generator>LibreOffice/6.4.7.2$Linux_X86_64 LibreOffice_project/40$Build-2</meta:generator>
    <meta:document-statistic meta:table-count="1" meta:cell-count="42" meta:object-count="0"/>
  </office:meta>
</office:document-meta>
</file>